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38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4.147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5.918cm"/>
    </style:style>
    <style:style style:name="co12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22" style:family="table-cell" style:parent-style-name="Default" style:data-style-name="N11"/>
    <style:style style:name="ce23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24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25" style:family="table-cell" style:parent-style-name="Pivot_20_Table_20_Value" style:data-style-name="N2">
      <style:table-cell-properties fo:border-bottom="2.01pt solid #000000" fo:border-left="0.99pt solid #000000" fo:border-right="none" fo:border-top="none"/>
    </style:style>
    <style:style style:name="ce26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27" style:family="table-cell" style:parent-style-name="Pivot_20_Table_20_Value" style:data-style-name="N2"/>
    <style:style style:name="ce28" style:family="table-cell" style:parent-style-name="Pivot_20_Table_20_Value" style:data-style-name="N2">
      <style:table-cell-properties fo:border-bottom="2.01pt solid #000000" fo:border-left="none" fo:border-right="none" fo:border-top="none"/>
    </style:style>
    <style:style style:name="ce29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2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source xlink:type="simple" xlink:href="../res.csv" table:table-name="Sheet1" table:filter-name="Text - txt - csv (StarCalc)" table:filter-options="59,34,51,1,,1033,false,tru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Patterns</text:p>
          </table:table-cell>
          <table:table-cell table:style-name="Default" office:value-type="string" calcext:value-type="string">
            <text:p>IsMatching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pread</text:p>
          </table:table-cell>
        </table:table-row>
        <table:table-row table:style-name="ro1">
          <table:table-cell office:value-type="string" calcext:value-type="string">
            <text:p>RegexMatcherSuit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6015" calcext:value-type="float">
            <text:p>601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RegexMatcherSuit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6465" calcext:value-type="float">
            <text:p>646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SuffixArrayMatcherSuit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268" calcext:value-type="float">
            <text:p>2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ffixArrayMatcherSuit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892" calcext:value-type="float">
            <text:p>8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rieMatcherSuiteWithRegexParsers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eMatcherSuiteWithRegexParsers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870" calcext:value-type="float">
            <text:p>8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rieMatcherSuit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ieMatcherSuit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870" calcext:value-type="float">
            <text:p>8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egexMatcherSuit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12662" calcext:value-type="float">
            <text:p>1266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RegexMatcherSuit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12882" calcext:value-type="float">
            <text:p>128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ffixArrayMatcherSuit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ffixArrayMatcherSuit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897" calcext:value-type="float">
            <text:p>89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rieMatcherSuiteWithRegexParsers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ieMatcherSuiteWithRegexParsers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15" calcext:value-type="float">
            <text:p>9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TrieMatcherSuit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ieMatcherSuit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15" calcext:value-type="float">
            <text:p>9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gexMatcherSuite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20941" calcext:value-type="float">
            <text:p>20941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RegexMatcherSuite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21096" calcext:value-type="float">
            <text:p>21096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SuffixArrayMatcherSuite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273" calcext:value-type="float">
            <text:p>2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ffixArrayMatcherSuite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03" calcext:value-type="float">
            <text:p>9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rieMatcherSuiteWithRegexParsers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rieMatcherSuiteWithRegexParsers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25" calcext:value-type="float">
            <text:p>9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rieMatcherSuite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353" calcext:value-type="float">
            <text:p>3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ieMatcherSuite</text:p>
          </table:table-cell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24" calcext:value-type="float">
            <text:p>92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egexMatcherSuit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27010" calcext:value-type="float">
            <text:p>27010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RegexMatcherSuit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27067" calcext:value-type="float">
            <text:p>27067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SuffixArrayMatcherSuit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284" calcext:value-type="float">
            <text:p>2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ffixArrayMatcherSuit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13" calcext:value-type="float">
            <text:p>91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rieMatcherSuiteWithRegexParsers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ieMatcherSuiteWithRegexParsers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18" calcext:value-type="float">
            <text:p>9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rieMatcherSuit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ieMatcherSuit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28" calcext:value-type="float">
            <text:p>9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egexMatcherSuite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35369" calcext:value-type="float">
            <text:p>35369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RegexMatcherSuite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35190" calcext:value-type="float">
            <text:p>35190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string" calcext:value-type="string">
            <text:p>SuffixArrayMatcherSuite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285" calcext:value-type="float">
            <text:p>2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ffixArrayMatcherSuite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13" calcext:value-type="float">
            <text:p>9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ieMatcherSuiteWithRegexParsers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ieMatcherSuiteWithRegexParsers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18" calcext:value-type="float">
            <text:p>9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rieMatcherSuite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false" calcext:value-type="boolean">
            <text:p>HAMIS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eMatcherSuite</text:p>
          </table:table-cell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IGAZ</text:p>
          </table:table-cell>
          <table:table-cell office:value-type="float" office:value="914" calcext:value-type="float">
            <text:p>9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pivot_false" table:style-name="ta1">
        <table:shapes>
          <draw:frame draw:z-index="0" draw:style-name="gr1" draw:text-style-name="P1" svg:width="15.999cm" svg:height="8.999cm" svg:x="0.1cm" svg:y="4.616cm">
            <draw:object draw:notify-on-update-of-ranges="pivot_false.A6:pivot_false.A10 pivot_false.B5:pivot_false.B5 pivot_false.B6:pivot_false.B10 pivot_false.C5:pivot_false.C5 pivot_false.C6:pivot_false.C10 pivot_false.D5:pivot_false.D5 pivot_false.D6:pivot_false.D10 pivot_false.E5:pivot_false.E5 pivot_false.E6:pivot_false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ce5"/>
        <table:table-column table:style-name="co8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20"/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Sum - Result</text:p>
          </table:table-cell>
          <table:table-cell table:style-name="ce7" office:value-type="string" calcext:value-type="string">
            <text:p>Suite</text:p>
          </table:table-cell>
          <table:table-cell table:style-name="ce12" table:number-columns-repeated="2"/>
          <table:table-cell table:style-name="ce17"/>
        </table:table-row>
        <table:table-row table:style-name="ro1">
          <table:table-cell table:style-name="ce3" office:value-type="string" calcext:value-type="string">
            <text:p>Patterns</text:p>
          </table:table-cell>
          <table:table-cell table:style-name="ce8" office:value-type="string" calcext:value-type="string">
            <text:p>RegexMatcherSuite</text:p>
          </table:table-cell>
          <table:table-cell table:style-name="ce13" office:value-type="string" calcext:value-type="string">
            <text:p>SuffixArrayMatcherSuite</text:p>
          </table:table-cell>
          <table:table-cell table:style-name="ce13" office:value-type="string" calcext:value-type="string">
            <text:p>TrieMatcherSuite</text:p>
          </table:table-cell>
          <table:table-cell table:style-name="ce18" office:value-type="string" calcext:value-type="string">
            <text:p>TrieMatcherSuiteWithRegexParsers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6015" calcext:value-type="float">
            <text:p>6015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65" calcext:value-type="float">
            <text:p>65</text:p>
          </table:table-cell>
          <table:table-cell table:style-name="ce19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662" calcext:value-type="float">
            <text:p>12662</text:p>
          </table:table-cell>
          <table:table-cell office:value-type="float" office:value="270" calcext:value-type="float">
            <text:p>27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941" calcext:value-type="float">
            <text:p>20941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010" calcext:value-type="float">
            <text:p>27010</text:p>
          </table:table-cell>
          <table:table-cell office:value-type="float" office:value="284" calcext:value-type="float">
            <text:p>28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11" office:value-type="float" office:value="35369" calcext:value-type="float">
            <text:p>35369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79" calcext:value-type="float">
            <text:p>79</text:p>
          </table:table-cell>
          <table:table-cell table:style-name="ce21" office:value-type="float" office:value="79" calcext:value-type="float">
            <text:p>79</text:p>
          </table:table-cell>
        </table:table-row>
      </table:table>
      <table:table table:name="pivot_true" table:style-name="ta1">
        <table:shapes>
          <draw:frame draw:z-index="0" draw:style-name="gr1" draw:text-style-name="P1" svg:width="15.999cm" svg:height="8.999cm" svg:x="0.1cm" svg:y="4.616cm">
            <draw:object draw:notify-on-update-of-ranges="pivot_true.A6:pivot_true.A10 pivot_true.B5:pivot_true.B5 pivot_true.B6:pivot_true.B10 pivot_true.C5:pivot_true.C5 pivot_true.C6:pivot_true.C10 pivot_true.D5:pivot_true.D5 pivot_true.D6:pivot_true.D10 pivot_true.E5:pivot_true.E5 pivot_true.E6:pivot_true.E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ce5"/>
        <table:table-column table:style-name="co8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20"/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Sum - Result</text:p>
          </table:table-cell>
          <table:table-cell table:style-name="ce7" office:value-type="string" calcext:value-type="string">
            <text:p>Suite</text:p>
          </table:table-cell>
          <table:table-cell table:style-name="ce12" table:number-columns-repeated="2"/>
          <table:table-cell table:style-name="ce17"/>
        </table:table-row>
        <table:table-row table:style-name="ro1">
          <table:table-cell table:style-name="ce3" office:value-type="string" calcext:value-type="string">
            <text:p>Patterns</text:p>
          </table:table-cell>
          <table:table-cell table:style-name="ce8" office:value-type="string" calcext:value-type="string">
            <text:p>RegexMatcherSuite</text:p>
          </table:table-cell>
          <table:table-cell table:style-name="ce13" office:value-type="string" calcext:value-type="string">
            <text:p>SuffixArrayMatcherSuite</text:p>
          </table:table-cell>
          <table:table-cell table:style-name="ce13" office:value-type="string" calcext:value-type="string">
            <text:p>TrieMatcherSuite</text:p>
          </table:table-cell>
          <table:table-cell table:style-name="ce18" office:value-type="string" calcext:value-type="string">
            <text:p>TrieMatcherSuiteWithRegexParsers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6465" calcext:value-type="float">
            <text:p>6465</text:p>
          </table:table-cell>
          <table:table-cell table:style-name="ce14" office:value-type="float" office:value="892" calcext:value-type="float">
            <text:p>892</text:p>
          </table:table-cell>
          <table:table-cell table:style-name="ce14" office:value-type="float" office:value="870" calcext:value-type="float">
            <text:p>870</text:p>
          </table:table-cell>
          <table:table-cell table:style-name="ce19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82" calcext:value-type="float">
            <text:p>12882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096" calcext:value-type="float">
            <text:p>21096</text:p>
          </table:table-cell>
          <table:table-cell office:value-type="float" office:value="903" calcext:value-type="float">
            <text:p>90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067" calcext:value-type="float">
            <text:p>27067</text:p>
          </table:table-cell>
          <table:table-cell office:value-type="float" office:value="913" calcext:value-type="float">
            <text:p>913</text:p>
          </table:table-cell>
          <table:table-cell office:value-type="float" office:value="928" calcext:value-type="float">
            <text:p>928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11" office:value-type="float" office:value="35190" calcext:value-type="float">
            <text:p>35190</text:p>
          </table:table-cell>
          <table:table-cell table:style-name="ce16" office:value-type="float" office:value="913" calcext:value-type="float">
            <text:p>913</text:p>
          </table:table-cell>
          <table:table-cell table:style-name="ce16" office:value-type="float" office:value="914" calcext:value-type="float">
            <text:p>914</text:p>
          </table:table-cell>
          <table:table-cell table:style-name="ce21" office:value-type="float" office:value="918" calcext:value-type="float">
            <text:p>918</text:p>
          </table:table-cell>
        </table:table-row>
      </table:table>
      <table:table table:name="pivot_3_best_false" table:style-name="ta1">
        <table:shapes>
          <draw:frame draw:z-index="0" draw:style-name="gr1" draw:text-style-name="P1" svg:width="15.999cm" svg:height="8.999cm" svg:x="0.1cm" svg:y="4.616cm">
            <draw:object draw:notify-on-update-of-ranges="pivot_3_best_false.A6:pivot_3_best_false.A10 pivot_3_best_false.B5:pivot_3_best_false.B5 pivot_3_best_false.B6:pivot_3_best_false.B10 pivot_3_best_false.C5:pivot_3_best_false.C5 pivot_3_best_false.C6:pivot_3_best_false.C10 pivot_3_best_false.D5:pivot_3_best_false.D5 pivot_3_best_false.D6:pivot_3_best_false.D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ce5"/>
        <table:table-column table:style-name="co9" table:default-cell-style-name="ce10"/>
        <table:table-column table:style-name="co10" table:default-cell-style-name="ce15"/>
        <table:table-column table:style-name="co11" table:default-cell-style-name="ce20"/>
        <table:table-column table:style-name="co11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Sum - Result</text:p>
          </table:table-cell>
          <table:table-cell table:style-name="ce7" office:value-type="string" calcext:value-type="string">
            <text:p>Suite</text:p>
          </table:table-cell>
          <table:table-cell table:style-name="ce12"/>
          <table:table-cell table:style-name="ce17"/>
          <table:table-cell/>
        </table:table-row>
        <table:table-row table:style-name="ro1">
          <table:table-cell table:style-name="ce3" office:value-type="string" calcext:value-type="string">
            <text:p>Patterns</text:p>
          </table:table-cell>
          <table:table-cell table:style-name="ce8" office:value-type="string" calcext:value-type="string">
            <text:p>SuffixArrayMatcherSuite</text:p>
          </table:table-cell>
          <table:table-cell table:style-name="ce13" office:value-type="string" calcext:value-type="string">
            <text:p>TrieMatcherSuite</text:p>
          </table:table-cell>
          <table:table-cell table:style-name="ce18" office:value-type="string" calcext:value-type="string">
            <text:p>TrieMatcherSuiteWithRegexParsers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268" calcext:value-type="float">
            <text:p>268</text:p>
          </table:table-cell>
          <table:table-cell table:style-name="ce14" office:value-type="float" office:value="65" calcext:value-type="float">
            <text:p>65</text:p>
          </table:table-cell>
          <table:table-cell table:style-name="ce19" office:value-type="float" office:value="65" calcext:value-type="float">
            <text:p>65</text:p>
          </table:table-cell>
          <table:table-cell table:style-name="ce22" table:formula="of:=[.B6]/[.C6]" office:value-type="percentage" office:value="4.12307692307692" calcext:value-type="percentage">
            <text:p>412,31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table:style-name="ce22" table:formula="of:=[.B7]/[.C7]" office:value-type="percentage" office:value="1.12033195020747" calcext:value-type="percentage">
            <text:p>112,03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366" calcext:value-type="float">
            <text:p>366</text:p>
          </table:table-cell>
          <table:table-cell table:style-name="ce22" table:formula="of:=[.B8]/[.C8]" office:value-type="percentage" office:value="0.773371104815864" calcext:value-type="percentage">
            <text:p>77,34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4" calcext:value-type="float">
            <text:p>28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22" table:formula="of:=[.B9]/[.C9]" office:value-type="percentage" office:value="2.62962962962963" calcext:value-type="percentage">
            <text:p>262,96%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11" office:value-type="float" office:value="285" calcext:value-type="float">
            <text:p>285</text:p>
          </table:table-cell>
          <table:table-cell table:style-name="ce16" office:value-type="float" office:value="79" calcext:value-type="float">
            <text:p>79</text:p>
          </table:table-cell>
          <table:table-cell table:style-name="ce21" office:value-type="float" office:value="79" calcext:value-type="float">
            <text:p>79</text:p>
          </table:table-cell>
          <table:table-cell table:style-name="ce22" table:formula="of:=[.B10]/[.C10]" office:value-type="percentage" office:value="3.60759493670886" calcext:value-type="percentage">
            <text:p>360,76%</text:p>
          </table:table-cell>
        </table:table-row>
      </table:table>
      <table:table table:name="pivot_3_best_true" table:style-name="ta1">
        <table:shapes>
          <draw:frame draw:z-index="0" draw:style-name="gr1" draw:text-style-name="P1" svg:width="15.999cm" svg:height="8.999cm" svg:x="0.1cm" svg:y="4.616cm">
            <draw:object draw:notify-on-update-of-ranges="pivot_3_best_true.A6:pivot_3_best_true.A10 pivot_3_best_true.B5:pivot_3_best_true.B5 pivot_3_best_true.B6:pivot_3_best_true.B10 pivot_3_best_true.C5:pivot_3_best_true.C5 pivot_3_best_true.C6:pivot_3_best_true.C10 pivot_3_best_true.D5:pivot_3_best_true.D5 pivot_3_best_true.D6:pivot_3_best_true.D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ce5"/>
        <table:table-column table:style-name="co9" table:default-cell-style-name="ce10"/>
        <table:table-column table:style-name="co10" table:default-cell-style-name="ce15"/>
        <table:table-column table:style-name="co11" table:default-cell-style-name="ce20"/>
        <table:table-column table:style-name="co11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Sum - Result</text:p>
          </table:table-cell>
          <table:table-cell table:style-name="ce7" office:value-type="string" calcext:value-type="string">
            <text:p>Suite</text:p>
          </table:table-cell>
          <table:table-cell table:style-name="ce12"/>
          <table:table-cell table:style-name="ce17"/>
          <table:table-cell/>
        </table:table-row>
        <table:table-row table:style-name="ro1">
          <table:table-cell table:style-name="ce3" office:value-type="string" calcext:value-type="string">
            <text:p>Patterns</text:p>
          </table:table-cell>
          <table:table-cell table:style-name="ce8" office:value-type="string" calcext:value-type="string">
            <text:p>SuffixArrayMatcherSuite</text:p>
          </table:table-cell>
          <table:table-cell table:style-name="ce13" office:value-type="string" calcext:value-type="string">
            <text:p>TrieMatcherSuite</text:p>
          </table:table-cell>
          <table:table-cell table:style-name="ce18" office:value-type="string" calcext:value-type="string">
            <text:p>TrieMatcherSuiteWithRegexParsers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892" calcext:value-type="float">
            <text:p>892</text:p>
          </table:table-cell>
          <table:table-cell table:style-name="ce14" office:value-type="float" office:value="870" calcext:value-type="float">
            <text:p>870</text:p>
          </table:table-cell>
          <table:table-cell table:style-name="ce19" office:value-type="float" office:value="870" calcext:value-type="float">
            <text:p>870</text:p>
          </table:table-cell>
          <table:table-cell table:style-name="ce22" table:formula="of:=[.B6]/[.C6]" office:value-type="percentage" office:value="1.02528735632184" calcext:value-type="percentage">
            <text:p>102,53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915" calcext:value-type="float">
            <text:p>915</text:p>
          </table:table-cell>
          <table:table-cell table:style-name="ce22" table:formula="of:=[.B7]/[.C7]" office:value-type="percentage" office:value="0.980327868852459" calcext:value-type="percentage">
            <text:p>98,03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3" calcext:value-type="float">
            <text:p>90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table:style-name="ce22" table:formula="of:=[.B8]/[.C8]" office:value-type="percentage" office:value="0.977272727272727" calcext:value-type="percentage">
            <text:p>97,73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13" calcext:value-type="float">
            <text:p>913</text:p>
          </table:table-cell>
          <table:table-cell office:value-type="float" office:value="928" calcext:value-type="float">
            <text:p>928</text:p>
          </table:table-cell>
          <table:table-cell office:value-type="float" office:value="918" calcext:value-type="float">
            <text:p>918</text:p>
          </table:table-cell>
          <table:table-cell table:style-name="ce22" table:formula="of:=[.B9]/[.C9]" office:value-type="percentage" office:value="0.983836206896552" calcext:value-type="percentage">
            <text:p>98,38%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11" office:value-type="float" office:value="913" calcext:value-type="float">
            <text:p>913</text:p>
          </table:table-cell>
          <table:table-cell table:style-name="ce16" office:value-type="float" office:value="914" calcext:value-type="float">
            <text:p>914</text:p>
          </table:table-cell>
          <table:table-cell table:style-name="ce21" office:value-type="float" office:value="918" calcext:value-type="float">
            <text:p>918</text:p>
          </table:table-cell>
          <table:table-cell table:style-name="ce22" table:formula="of:=[.B10]/[.C10]" office:value-type="percentage" office:value="0.99890590809628" calcext:value-type="percentage">
            <text:p>99,89%</text:p>
          </table:table-cell>
        </table:table-row>
      </table:table>
      <table:table table:name="pivot_msg_per_sec" table:style-name="ta1">
        <table:shapes>
          <draw:frame draw:z-index="0" draw:style-name="gr1" draw:text-style-name="P1" svg:width="15.999cm" svg:height="8.999cm" svg:x="0.1cm" svg:y="4.616cm">
            <draw:object draw:notify-on-update-of-ranges="pivot_msg_per_sec.A6:pivot_msg_per_sec.A10 pivot_msg_per_sec.B5:pivot_msg_per_sec.B5 pivot_msg_per_sec.B6:pivot_msg_per_sec.B10 pivot_msg_per_sec.C5:pivot_msg_per_sec.C5 pivot_msg_per_sec.C6:pivot_msg_per_sec.C10 pivot_msg_per_sec.D5:pivot_msg_per_sec.D5 pivot_msg_per_sec.D6:pivot_msg_per_sec.D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ce5"/>
        <table:table-column table:style-name="co9" table:default-cell-style-name="ce24"/>
        <table:table-column table:style-name="co12" table:default-cell-style-name="ce27"/>
        <table:table-column table:style-name="co11" table:default-cell-style-name="ce30"/>
        <table:table-column table:style-name="co11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Sum - msg/sec</text:p>
          </table:table-cell>
          <table:table-cell table:style-name="ce7" office:value-type="string" calcext:value-type="string">
            <text:p>Suite</text:p>
          </table:table-cell>
          <table:table-cell table:style-name="ce12"/>
          <table:table-cell table:style-name="ce17"/>
          <table:table-cell/>
        </table:table-row>
        <table:table-row table:style-name="ro1">
          <table:table-cell table:style-name="ce3" office:value-type="string" calcext:value-type="string">
            <text:p>Patterns</text:p>
          </table:table-cell>
          <table:table-cell table:style-name="ce8" office:value-type="string" calcext:value-type="string">
            <text:p>SuffixArrayMatcherSuite</text:p>
          </table:table-cell>
          <table:table-cell table:style-name="ce13" office:value-type="string" calcext:value-type="string">
            <text:p>TrieMatcherSuite</text:p>
          </table:table-cell>
          <table:table-cell table:style-name="ce18" office:value-type="string" calcext:value-type="string">
            <text:p>TrieMatcherSuiteWithRegexParsers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23" office:value-type="float" office:value="1121076.23318386" calcext:value-type="float">
            <text:p>1121076,23</text:p>
          </table:table-cell>
          <table:table-cell table:style-name="ce26" office:value-type="float" office:value="1149425.28735632" calcext:value-type="float">
            <text:p>1149425,29</text:p>
          </table:table-cell>
          <table:table-cell table:style-name="ce29" office:value-type="float" office:value="1149425.28735632" calcext:value-type="float">
            <text:p>1149425,2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4827.20178372" calcext:value-type="float">
            <text:p>1114827,20</text:p>
          </table:table-cell>
          <table:table-cell table:number-columns-repeated="2" office:value-type="float" office:value="1092896.17486339" calcext:value-type="float">
            <text:p>1092896,1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7419.71207087" calcext:value-type="float">
            <text:p>1107419,71</text:p>
          </table:table-cell>
          <table:table-cell office:value-type="float" office:value="1082251.08225108" calcext:value-type="float">
            <text:p>1082251,08</text:p>
          </table:table-cell>
          <table:table-cell office:value-type="float" office:value="1081081.08108108" calcext:value-type="float">
            <text:p>1081081,0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95290.25191676" calcext:value-type="float">
            <text:p>1095290,25</text:p>
          </table:table-cell>
          <table:table-cell office:value-type="float" office:value="1077586.20689655" calcext:value-type="float">
            <text:p>1077586,21</text:p>
          </table:table-cell>
          <table:table-cell office:value-type="float" office:value="1089324.61873638" calcext:value-type="float">
            <text:p>1089324,62</text:p>
          </table:table-cell>
          <table:table-cell/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25" office:value-type="float" office:value="1095290.25191676" calcext:value-type="float">
            <text:p>1095290,25</text:p>
          </table:table-cell>
          <table:table-cell table:style-name="ce28" office:value-type="float" office:value="1094091.90371991" calcext:value-type="float">
            <text:p>1094091,90</text:p>
          </table:table-cell>
          <table:table-cell table:style-name="ce31" office:value-type="float" office:value="1089324.61873638" calcext:value-type="float">
            <text:p>1089324,62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pivot_false.A2:pivot_false.E10" table:buttons="pivot_false.A2 pivot_false.A5 pivot_false.B4" table:grand-total="none">
          <table:source-cell-range table:cell-range-address="data.A1:data.E41">
            <table:filter table:condition-source-range-address="">
              <table:filter-condition table:field-number="2" table:value="0" table:operator="="/>
            </table:filter>
          </table:source-cell-range>
          <table:data-pilot-field table:source-field-name="Suit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esul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ivot_true.A2:pivot_true.E10" table:buttons="pivot_true.A2 pivot_true.A5 pivot_true.B4" table:grand-total="none">
          <table:source-cell-range table:cell-range-address="data.A1:data.E41">
            <table:filter table:condition-source-range-address="">
              <table:filter-condition table:field-number="2" table:value="1" table:operator="="/>
            </table:filter>
          </table:source-cell-range>
          <table:data-pilot-field table:source-field-name="Suite" table:orientation="column" table:used-hierarchy="0" table:function="auto">
            <table:data-pilot-level table:show-empty="false">
              <table:data-pilot-members>
                <table:data-pilot-member table:name="RegexMatcherSuite" table:display="true" table:show-details="true"/>
                <table:data-pilot-member table:name="SuffixArrayMatcherSuite" table:display="true" table:show-details="true"/>
                <table:data-pilot-member table:name="TrieMatcherSuite" table:display="true" table:show-details="true"/>
                <table:data-pilot-member table:name="TrieMatcherSuiteWithRegexParse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s" table:orientation="row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esult" table:orientation="data" table:used-hierarchy="0" table:function="sum">
            <table:data-pilot-level table:show-empty="false">
              <table:data-pilot-members>
                <table:data-pilot-member table:name="870" table:display="true" table:show-details="true"/>
                <table:data-pilot-member table:name="892" table:display="true" table:show-details="true"/>
                <table:data-pilot-member table:name="897" table:display="true" table:show-details="true"/>
                <table:data-pilot-member table:name="903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8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8" table:display="true" table:show-details="true"/>
                <table:data-pilot-member table:name="6465" table:display="true" table:show-details="true"/>
                <table:data-pilot-member table:name="12882" table:display="true" table:show-details="true"/>
                <table:data-pilot-member table:name="21096" table:display="true" table:show-details="true"/>
                <table:data-pilot-member table:name="27067" table:display="true" table:show-details="true"/>
                <table:data-pilot-member table:name="351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ivot_3_best_false.A2:pivot_3_best_false.D10" table:buttons="pivot_3_best_false.A2 pivot_3_best_false.A5 pivot_3_best_false.B4" table:grand-total="none">
          <table:source-cell-range table:cell-range-address="data.A1:data.E41">
            <table:filter table:condition-source-range-address="">
              <table:filter-condition table:field-number="2" table:value="0" table:operator="="/>
            </table:filter>
          </table:source-cell-range>
          <table:data-pilot-field table:source-field-name="Suite" table:orientation="column" table:used-hierarchy="0" table:function="auto">
            <table:data-pilot-level table:show-empty="false">
              <table:data-pilot-members>
                <table:data-pilot-member table:name="RegexMatcherSuite" table:display="false" table:show-details="true"/>
                <table:data-pilot-member table:name="SuffixArrayMatcherSuite" table:display="true" table:show-details="true"/>
                <table:data-pilot-member table:name="TrieMatcherSuite" table:display="true" table:show-details="true"/>
                <table:data-pilot-member table:name="TrieMatcherSuiteWithRegexParse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s" table:orientation="row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esult" table:orientation="data" table:used-hierarchy="0" table:function="sum">
            <table:data-pilot-level table:show-empty="false">
              <table:data-pilot-members>
                <table:data-pilot-member table:name="65" table:display="true" table:show-details="true"/>
                <table:data-pilot-member table:name="79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239" table:display="true" table:show-details="true"/>
                <table:data-pilot-member table:name="241" table:display="true" table:show-details="true"/>
                <table:data-pilot-member table:name="268" table:display="true" table:show-details="true"/>
                <table:data-pilot-member table:name="270" table:display="true" table:show-details="true"/>
                <table:data-pilot-member table:name="27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353" table:display="true" table:show-details="true"/>
                <table:data-pilot-member table:name="366" table:display="true" table:show-details="true"/>
                <table:data-pilot-member table:name="6015" table:display="true" table:show-details="true"/>
                <table:data-pilot-member table:name="12662" table:display="true" table:show-details="true"/>
                <table:data-pilot-member table:name="20941" table:display="true" table:show-details="true"/>
                <table:data-pilot-member table:name="27010" table:display="true" table:show-details="true"/>
                <table:data-pilot-member table:name="353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pivot_3_best_true.A2:pivot_3_best_true.D10" table:buttons="pivot_3_best_true.A2 pivot_3_best_true.A5 pivot_3_best_true.B4" table:grand-total="none">
          <table:source-cell-range table:cell-range-address="data.A1:data.E41">
            <table:filter table:condition-source-range-address="">
              <table:filter-condition table:field-number="2" table:value="1" table:operator="="/>
            </table:filter>
          </table:source-cell-range>
          <table:data-pilot-field table:source-field-name="Suite" table:orientation="column" table:used-hierarchy="0" table:function="auto">
            <table:data-pilot-level table:show-empty="false">
              <table:data-pilot-members>
                <table:data-pilot-member table:name="RegexMatcherSuite" table:display="false" table:show-details="true"/>
                <table:data-pilot-member table:name="SuffixArrayMatcherSuite" table:display="true" table:show-details="true"/>
                <table:data-pilot-member table:name="TrieMatcherSuite" table:display="true" table:show-details="true"/>
                <table:data-pilot-member table:name="TrieMatcherSuiteWithRegexParse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s" table:orientation="row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esult" table:orientation="data" table:used-hierarchy="0" table:function="sum">
            <table:data-pilot-level table:show-empty="false">
              <table:data-pilot-members>
                <table:data-pilot-member table:name="870" table:display="true" table:show-details="true"/>
                <table:data-pilot-member table:name="892" table:display="true" table:show-details="true"/>
                <table:data-pilot-member table:name="897" table:display="true" table:show-details="true"/>
                <table:data-pilot-member table:name="903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8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8" table:display="true" table:show-details="true"/>
                <table:data-pilot-member table:name="6465" table:display="true" table:show-details="true"/>
                <table:data-pilot-member table:name="12882" table:display="true" table:show-details="true"/>
                <table:data-pilot-member table:name="21096" table:display="true" table:show-details="true"/>
                <table:data-pilot-member table:name="27067" table:display="true" table:show-details="true"/>
                <table:data-pilot-member table:name="351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pivot_msg_per_sec.A2:pivot_msg_per_sec.D10" table:buttons="pivot_msg_per_sec.A2 pivot_msg_per_sec.A5 pivot_msg_per_sec.B4" table:grand-total="none">
          <table:source-cell-range table:cell-range-address="data.A1:data.F41">
            <table:filter table:condition-source-range-address="">
              <table:filter-condition table:field-number="2" table:value="1" table:operator="="/>
            </table:filter>
          </table:source-cell-range>
          <table:data-pilot-field table:source-field-name="Suite" table:orientation="column" table:used-hierarchy="0" table:function="auto">
            <table:data-pilot-level table:show-empty="false">
              <table:data-pilot-members>
                <table:data-pilot-member table:name="RegexMatcherSuite" table:display="false" table:show-details="true"/>
                <table:data-pilot-member table:name="SuffixArrayMatcherSuite" table:display="true" table:show-details="true"/>
                <table:data-pilot-member table:name="TrieMatcherSuite" table:display="true" table:show-details="true"/>
                <table:data-pilot-member table:name="TrieMatcherSuiteWithRegexParse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s" table:orientation="row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/sec" table:orientation="data" table:used-hierarchy="0" table:function="sum">
            <table:data-pilot-level table:show-empty="false">
              <table:data-pilot-members>
                <table:data-pilot-member table:name="28417,16" table:display="true" table:show-details="true"/>
                <table:data-pilot-member table:name="36945,36" table:display="true" table:show-details="true"/>
                <table:data-pilot-member table:name="47402,35" table:display="true" table:show-details="true"/>
                <table:data-pilot-member table:name="77627,70" table:display="true" table:show-details="true"/>
                <table:data-pilot-member table:name="154679,04" table:display="true" table:show-details="true"/>
                <table:data-pilot-member table:name="1077586,21" table:display="true" table:show-details="true"/>
                <table:data-pilot-member table:name="1081081,08" table:display="true" table:show-details="true"/>
                <table:data-pilot-member table:name="1082251,08" table:display="true" table:show-details="true"/>
                <table:data-pilot-member table:name="1089324,62" table:display="true" table:show-details="true"/>
                <table:data-pilot-member table:name="1092896,17" table:display="true" table:show-details="true"/>
                <table:data-pilot-member table:name="1094091,90" table:display="true" table:show-details="true"/>
                <table:data-pilot-member table:name="1095290,25" table:display="true" table:show-details="true"/>
                <table:data-pilot-member table:name="1107419,71" table:display="true" table:show-details="true"/>
                <table:data-pilot-member table:name="1114827,20" table:display="true" table:show-details="true"/>
                <table:data-pilot-member table:name="1121076,23" table:display="true" table:show-details="true"/>
                <table:data-pilot-member table:name="1149425,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00.00.00</text:date>, <text:time style:data-style-name="N2" text:time-value="20:15:22.630683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20:21:02.556351232</dc:date>
    <meta:generator>LibreOffice/4.2.8.2$Linux_X86_64 LibreOffice_project/420m0$Build-2</meta:generator>
    <meta:editing-duration>PT2H32M34S</meta:editing-duration>
    <meta:editing-cycles>23</meta:editing-cycles>
    <meta:document-statistic meta:table-count="6" meta:cell-count="36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Performance benchmark</text:p>
        </chart:title>
        <chart:subtitle svg:x="6.051cm" svg:y="1.301cm" chart:style-name="ch3">
          <text:p>Unsuccessful parsing</text:p>
        </chart:subtitle>
        <chart:legend chart:legend-position="bottom" svg:x="2.633cm" svg:y="7.719cm" style:legend-expansion="wide" chart:style-name="ch4"/>
        <chart:plot-area chart:style-name="ch5" table:cell-range-address="pivot_false.A5:pivot_false.E10" chart:data-source-has-labels="both" svg:x="1.331cm" svg:y="2.19cm" svg:width="14.349cm" svg:height="4.368cm">
          <chartooo:coordinate-region svg:x="2.508cm" svg:y="2.389cm" svg:width="12.893cm" svg:height="3.522cm"/>
          <chart:axis chart:dimension="x" chart:name="primary-x" chart:style-name="ch6" chartooo:axis-type="auto">
            <chartooo:date-scale/>
            <chart:title svg:x="7.072cm" svg:y="6.738cm" chart:style-name="ch7">
              <text:p>Number of patterns</text:p>
            </chart:title>
            <chart:categories table:cell-range-address="pivot_false.A6:pivot_false.A10"/>
          </chart:axis>
          <chart:axis chart:dimension="y" chart:name="primary-y" chart:style-name="ch6">
            <chart:title svg:x="0.451cm" svg:y="6.548cm" chart:style-name="ch8">
              <text:p>Time to parse a message (ns)</text:p>
            </chart:title>
            <chart:grid chart:style-name="ch9" chart:class="major"/>
          </chart:axis>
          <chart:series chart:style-name="ch10" chart:values-cell-range-address="pivot_false.B6:pivot_false.B10" chart:label-cell-address="pivot_false.B5:pivot_false.B5" chart:class="chart:line">
            <chart:data-point chart:repeated="5"/>
          </chart:series>
          <chart:series chart:style-name="ch11" chart:values-cell-range-address="pivot_false.C6:pivot_false.C10" chart:label-cell-address="pivot_false.C5:pivot_false.C5" chart:class="chart:line">
            <chart:data-point chart:repeated="5"/>
          </chart:series>
          <chart:series chart:style-name="ch12" chart:values-cell-range-address="pivot_false.D6:pivot_false.D10" chart:label-cell-address="pivot_false.D5:pivot_false.D5" chart:class="chart:line">
            <chart:data-point chart:repeated="5"/>
          </chart:series>
          <chart:series chart:style-name="ch13" chart:values-cell-range-address="pivot_false.E6:pivot_false.E10" chart:label-cell-address="pivot_false.E5:pivot_false.E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exMatcherSuite</text:p>
                <draw:g>
                  <svg:desc>pivot_false.B5:pivot_false.B5</svg:desc>
                </draw:g>
              </table:table-cell>
              <table:table-cell office:value-type="string">
                <text:p>SuffixArrayMatcherSuite</text:p>
                <draw:g>
                  <svg:desc>pivot_false.C5:pivot_false.C5</svg:desc>
                </draw:g>
              </table:table-cell>
              <table:table-cell office:value-type="string">
                <text:p>TrieMatcherSuite</text:p>
                <draw:g>
                  <svg:desc>pivot_false.D5:pivot_false.D5</svg:desc>
                </draw:g>
              </table:table-cell>
              <table:table-cell office:value-type="string">
                <text:p>TrieMatcherSuiteWithRegexParsers</text:p>
                <draw:g>
                  <svg:desc>pivot_false.E5:pivot_false.E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ivot_false.A6:pivot_false.A10</svg:desc>
                </draw:g>
              </table:table-cell>
              <table:table-cell office:value-type="float" office:value="6015">
                <text:p>6015</text:p>
                <draw:g>
                  <svg:desc>pivot_false.B6:pivot_false.B10</svg:desc>
                </draw:g>
              </table:table-cell>
              <table:table-cell office:value-type="float" office:value="268">
                <text:p>268</text:p>
                <draw:g>
                  <svg:desc>pivot_false.C6:pivot_false.C10</svg:desc>
                </draw:g>
              </table:table-cell>
              <table:table-cell office:value-type="float" office:value="65">
                <text:p>65</text:p>
                <draw:g>
                  <svg:desc>pivot_false.D6:pivot_false.D10</svg:desc>
                </draw:g>
              </table:table-cell>
              <table:table-cell office:value-type="float" office:value="65">
                <text:p>65</text:p>
                <draw:g>
                  <svg:desc>pivot_false.E6:pivot_false.E1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662">
                <text:p>12662</text:p>
              </table:table-cell>
              <table:table-cell office:value-type="float" office:value="270">
                <text:p>27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941">
                <text:p>20941</text:p>
              </table:table-cell>
              <table:table-cell office:value-type="float" office:value="273">
                <text:p>273</text:p>
              </table:table-cell>
              <table:table-cell office:value-type="float" office:value="353">
                <text:p>35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010">
                <text:p>27010</text:p>
              </table:table-cell>
              <table:table-cell office:value-type="float" office:value="284">
                <text:p>284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369">
                <text:p>35369</text:p>
              </table:table-cell>
              <table:table-cell office:value-type="float" office:value="285">
                <text:p>28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Performance benchmark</text:p>
        </chart:title>
        <chart:subtitle svg:x="6.276cm" svg:y="1.301cm" chart:style-name="ch3">
          <text:p>Successful parsing</text:p>
        </chart:subtitle>
        <chart:legend chart:legend-position="bottom" svg:x="2.633cm" svg:y="7.719cm" style:legend-expansion="wide" chart:style-name="ch4"/>
        <chart:plot-area chart:style-name="ch5" table:cell-range-address="pivot_true.A5:pivot_true.E10" chart:data-source-has-labels="both" svg:x="1.331cm" svg:y="2.19cm" svg:width="14.349cm" svg:height="4.368cm">
          <chartooo:coordinate-region svg:x="2.508cm" svg:y="2.389cm" svg:width="12.893cm" svg:height="3.522cm"/>
          <chart:axis chart:dimension="x" chart:name="primary-x" chart:style-name="ch6" chartooo:axis-type="auto">
            <chartooo:date-scale/>
            <chart:title svg:x="7.072cm" svg:y="6.738cm" chart:style-name="ch7">
              <text:p>Number of patterns</text:p>
            </chart:title>
            <chart:categories table:cell-range-address="pivot_true.A6:pivot_true.A10"/>
          </chart:axis>
          <chart:axis chart:dimension="y" chart:name="primary-y" chart:style-name="ch6">
            <chart:title svg:x="0.451cm" svg:y="6.548cm" chart:style-name="ch8">
              <text:p>Time to parse a message (ns)</text:p>
            </chart:title>
            <chart:grid chart:style-name="ch9" chart:class="major"/>
          </chart:axis>
          <chart:series chart:style-name="ch10" chart:values-cell-range-address="pivot_true.B6:pivot_true.B10" chart:label-cell-address="pivot_true.B5:pivot_true.B5" chart:class="chart:line">
            <chart:data-point chart:repeated="5"/>
          </chart:series>
          <chart:series chart:style-name="ch11" chart:values-cell-range-address="pivot_true.C6:pivot_true.C10" chart:label-cell-address="pivot_true.C5:pivot_true.C5" chart:class="chart:line">
            <chart:data-point chart:repeated="5"/>
          </chart:series>
          <chart:series chart:style-name="ch12" chart:values-cell-range-address="pivot_true.D6:pivot_true.D10" chart:label-cell-address="pivot_true.D5:pivot_true.D5" chart:class="chart:line">
            <chart:data-point chart:repeated="5"/>
          </chart:series>
          <chart:series chart:style-name="ch13" chart:values-cell-range-address="pivot_true.E6:pivot_true.E10" chart:label-cell-address="pivot_true.E5:pivot_true.E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exMatcherSuite</text:p>
                <draw:g>
                  <svg:desc>pivot_true.B5:pivot_true.B5</svg:desc>
                </draw:g>
              </table:table-cell>
              <table:table-cell office:value-type="string">
                <text:p>SuffixArrayMatcherSuite</text:p>
                <draw:g>
                  <svg:desc>pivot_true.C5:pivot_true.C5</svg:desc>
                </draw:g>
              </table:table-cell>
              <table:table-cell office:value-type="string">
                <text:p>TrieMatcherSuite</text:p>
                <draw:g>
                  <svg:desc>pivot_true.D5:pivot_true.D5</svg:desc>
                </draw:g>
              </table:table-cell>
              <table:table-cell office:value-type="string">
                <text:p>TrieMatcherSuiteWithRegexParsers</text:p>
                <draw:g>
                  <svg:desc>pivot_true.E5:pivot_true.E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ivot_true.A6:pivot_true.A10</svg:desc>
                </draw:g>
              </table:table-cell>
              <table:table-cell office:value-type="float" office:value="6465">
                <text:p>6465</text:p>
                <draw:g>
                  <svg:desc>pivot_true.B6:pivot_true.B10</svg:desc>
                </draw:g>
              </table:table-cell>
              <table:table-cell office:value-type="float" office:value="892">
                <text:p>892</text:p>
                <draw:g>
                  <svg:desc>pivot_true.C6:pivot_true.C10</svg:desc>
                </draw:g>
              </table:table-cell>
              <table:table-cell office:value-type="float" office:value="870">
                <text:p>870</text:p>
                <draw:g>
                  <svg:desc>pivot_true.D6:pivot_true.D10</svg:desc>
                </draw:g>
              </table:table-cell>
              <table:table-cell office:value-type="float" office:value="870">
                <text:p>870</text:p>
                <draw:g>
                  <svg:desc>pivot_true.E6:pivot_true.E1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882">
                <text:p>12882</text:p>
              </table:table-cell>
              <table:table-cell office:value-type="float" office:value="897">
                <text:p>897</text:p>
              </table:table-cell>
              <table:table-cell office:value-type="float" office:value="915">
                <text:p>91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096">
                <text:p>21096</text:p>
              </table:table-cell>
              <table:table-cell office:value-type="float" office:value="903">
                <text:p>903</text:p>
              </table:table-cell>
              <table:table-cell office:value-type="float" office:value="924">
                <text:p>924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067">
                <text:p>27067</text:p>
              </table:table-cell>
              <table:table-cell office:value-type="float" office:value="913">
                <text:p>913</text:p>
              </table:table-cell>
              <table:table-cell office:value-type="float" office:value="928">
                <text:p>92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190">
                <text:p>35190</text:p>
              </table:table-cell>
              <table:table-cell office:value-type="float" office:value="913">
                <text:p>913</text:p>
              </table:table-cell>
              <table:table-cell office:value-type="float" office:value="914">
                <text:p>914</text:p>
              </table:table-cell>
              <table:table-cell office:value-type="float" office:value="918">
                <text:p>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Performance benchmark</text:p>
        </chart:title>
        <chart:subtitle svg:x="4.384cm" svg:y="1.301cm" chart:style-name="ch3">
          <text:p>Unsuccessful parsing (3 best algorithms)</text:p>
        </chart:subtitle>
        <chart:legend chart:legend-position="bottom" svg:x="2.844cm" svg:y="7.719cm" style:legend-expansion="wide" chart:style-name="ch4"/>
        <chart:plot-area chart:style-name="ch5" table:cell-range-address="pivot_3_best_false.A5:pivot_3_best_false.D10" chart:data-source-has-labels="both" svg:x="1.331cm" svg:y="2.19cm" svg:width="14.349cm" svg:height="4.368cm">
          <chartooo:coordinate-region svg:x="2.138cm" svg:y="2.389cm" svg:width="13.262cm" svg:height="3.522cm"/>
          <chart:axis chart:dimension="x" chart:name="primary-x" chart:style-name="ch6" chartooo:axis-type="auto">
            <chartooo:date-scale/>
            <chart:title svg:x="7.072cm" svg:y="6.738cm" chart:style-name="ch7">
              <text:p>Number of patterns</text:p>
            </chart:title>
            <chart:categories table:cell-range-address="pivot_3_best_false.A6:pivot_3_best_false.A10"/>
          </chart:axis>
          <chart:axis chart:dimension="y" chart:name="primary-y" chart:style-name="ch6">
            <chart:title svg:x="0.451cm" svg:y="6.548cm" chart:style-name="ch8">
              <text:p>Time to parse a message (ns)</text:p>
            </chart:title>
            <chart:grid chart:style-name="ch9" chart:class="major"/>
          </chart:axis>
          <chart:series chart:style-name="ch10" chart:values-cell-range-address="pivot_3_best_false.B6:pivot_3_best_false.B10" chart:label-cell-address="pivot_3_best_false.B5:pivot_3_best_false.B5" chart:class="chart:line">
            <chart:data-point chart:repeated="5"/>
          </chart:series>
          <chart:series chart:style-name="ch11" chart:values-cell-range-address="pivot_3_best_false.C6:pivot_3_best_false.C10" chart:label-cell-address="pivot_3_best_false.C5:pivot_3_best_false.C5" chart:class="chart:line">
            <chart:data-point chart:repeated="5"/>
          </chart:series>
          <chart:series chart:style-name="ch12" chart:values-cell-range-address="pivot_3_best_false.D6:pivot_3_best_false.D10" chart:label-cell-address="pivot_3_best_false.D5:pivot_3_best_false.D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ffixArrayMatcherSuite</text:p>
                <draw:g>
                  <svg:desc>pivot_3_best_false.B5:pivot_3_best_false.B5</svg:desc>
                </draw:g>
              </table:table-cell>
              <table:table-cell office:value-type="string">
                <text:p>TrieMatcherSuite</text:p>
                <draw:g>
                  <svg:desc>pivot_3_best_false.C5:pivot_3_best_false.C5</svg:desc>
                </draw:g>
              </table:table-cell>
              <table:table-cell office:value-type="string">
                <text:p>TrieMatcherSuiteWithRegexParsers</text:p>
                <draw:g>
                  <svg:desc>pivot_3_best_false.D5:pivot_3_best_false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ivot_3_best_false.A6:pivot_3_best_false.A10</svg:desc>
                </draw:g>
              </table:table-cell>
              <table:table-cell office:value-type="float" office:value="268">
                <text:p>268</text:p>
                <draw:g>
                  <svg:desc>pivot_3_best_false.B6:pivot_3_best_false.B10</svg:desc>
                </draw:g>
              </table:table-cell>
              <table:table-cell office:value-type="float" office:value="65">
                <text:p>65</text:p>
                <draw:g>
                  <svg:desc>pivot_3_best_false.C6:pivot_3_best_false.C10</svg:desc>
                </draw:g>
              </table:table-cell>
              <table:table-cell office:value-type="float" office:value="65">
                <text:p>65</text:p>
                <draw:g>
                  <svg:desc>pivot_3_best_false.D6:pivot_3_best_false.D1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70">
                <text:p>27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3">
                <text:p>273</text:p>
              </table:table-cell>
              <table:table-cell office:value-type="float" office:value="353">
                <text:p>35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4">
                <text:p>284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85">
                <text:p>28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Performance benchmark</text:p>
        </chart:title>
        <chart:subtitle svg:x="4.609cm" svg:y="1.301cm" chart:style-name="ch3">
          <text:p>Successful parsing (3 best algorithms)</text:p>
        </chart:subtitle>
        <chart:legend chart:legend-position="bottom" svg:x="2.844cm" svg:y="7.719cm" style:legend-expansion="wide" chart:style-name="ch4"/>
        <chart:plot-area chart:style-name="ch5" table:cell-range-address="pivot_3_best_true.A5:pivot_3_best_true.D10" chart:data-source-has-labels="both" svg:x="1.331cm" svg:y="2.19cm" svg:width="14.349cm" svg:height="4.368cm">
          <chartooo:coordinate-region svg:x="2.138cm" svg:y="2.389cm" svg:width="13.262cm" svg:height="3.522cm"/>
          <chart:axis chart:dimension="x" chart:name="primary-x" chart:style-name="ch6" chartooo:axis-type="auto">
            <chartooo:date-scale/>
            <chart:title svg:x="7.072cm" svg:y="6.738cm" chart:style-name="ch7">
              <text:p>Number of patterns</text:p>
            </chart:title>
            <chart:categories table:cell-range-address="pivot_3_best_true.A6:pivot_3_best_true.A10"/>
          </chart:axis>
          <chart:axis chart:dimension="y" chart:name="primary-y" chart:style-name="ch6">
            <chart:title svg:x="0.451cm" svg:y="6.548cm" chart:style-name="ch8">
              <text:p>Time to parse a message (ns)</text:p>
            </chart:title>
            <chart:grid chart:style-name="ch9" chart:class="major"/>
          </chart:axis>
          <chart:series chart:style-name="ch10" chart:values-cell-range-address="pivot_3_best_true.B6:pivot_3_best_true.B10" chart:label-cell-address="pivot_3_best_true.B5:pivot_3_best_true.B5" chart:class="chart:line">
            <chart:data-point chart:repeated="5"/>
          </chart:series>
          <chart:series chart:style-name="ch11" chart:values-cell-range-address="pivot_3_best_true.C6:pivot_3_best_true.C10" chart:label-cell-address="pivot_3_best_true.C5:pivot_3_best_true.C5" chart:class="chart:line">
            <chart:data-point chart:repeated="5"/>
          </chart:series>
          <chart:series chart:style-name="ch12" chart:values-cell-range-address="pivot_3_best_true.D6:pivot_3_best_true.D10" chart:label-cell-address="pivot_3_best_true.D5:pivot_3_best_true.D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ffixArrayMatcherSuite</text:p>
                <draw:g>
                  <svg:desc>pivot_3_best_true.B5:pivot_3_best_true.B5</svg:desc>
                </draw:g>
              </table:table-cell>
              <table:table-cell office:value-type="string">
                <text:p>TrieMatcherSuite</text:p>
                <draw:g>
                  <svg:desc>pivot_3_best_true.C5:pivot_3_best_true.C5</svg:desc>
                </draw:g>
              </table:table-cell>
              <table:table-cell office:value-type="string">
                <text:p>TrieMatcherSuiteWithRegexParsers</text:p>
                <draw:g>
                  <svg:desc>pivot_3_best_true.D5:pivot_3_best_true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ivot_3_best_true.A6:pivot_3_best_true.A10</svg:desc>
                </draw:g>
              </table:table-cell>
              <table:table-cell office:value-type="float" office:value="892">
                <text:p>892</text:p>
                <draw:g>
                  <svg:desc>pivot_3_best_true.B6:pivot_3_best_true.B10</svg:desc>
                </draw:g>
              </table:table-cell>
              <table:table-cell office:value-type="float" office:value="870">
                <text:p>870</text:p>
                <draw:g>
                  <svg:desc>pivot_3_best_true.C6:pivot_3_best_true.C10</svg:desc>
                </draw:g>
              </table:table-cell>
              <table:table-cell office:value-type="float" office:value="870">
                <text:p>870</text:p>
                <draw:g>
                  <svg:desc>pivot_3_best_true.D6:pivot_3_best_true.D1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97">
                <text:p>897</text:p>
              </table:table-cell>
              <table:table-cell office:value-type="float" office:value="915">
                <text:p>91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03">
                <text:p>903</text:p>
              </table:table-cell>
              <table:table-cell office:value-type="float" office:value="924">
                <text:p>924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13">
                <text:p>913</text:p>
              </table:table-cell>
              <table:table-cell office:value-type="float" office:value="928">
                <text:p>92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13">
                <text:p>913</text:p>
              </table:table-cell>
              <table:table-cell office:value-type="float" office:value="914">
                <text:p>914</text:p>
              </table:table-cell>
              <table:table-cell office:value-type="float" office:value="918">
                <text:p>9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Performance benchmark</text:p>
        </chart:title>
        <chart:subtitle svg:x="5.654cm" svg:y="1.301cm" chart:style-name="ch3">
          <text:p>Parsed messages/second</text:p>
        </chart:subtitle>
        <chart:legend chart:legend-position="bottom" svg:x="2.844cm" svg:y="7.719cm" style:legend-expansion="wide" chart:style-name="ch4"/>
        <chart:plot-area chart:style-name="ch5" table:cell-range-address="pivot_msg_per_sec.A5:pivot_msg_per_sec.D10" chart:data-source-has-labels="both" svg:x="1.331cm" svg:y="2.19cm" svg:width="14.349cm" svg:height="4.368cm">
          <chartooo:coordinate-region svg:x="3.355cm" svg:y="2.389cm" svg:width="12.046cm" svg:height="3.522cm"/>
          <chart:axis chart:dimension="x" chart:name="primary-x" chart:style-name="ch6" chartooo:axis-type="auto">
            <chartooo:date-scale/>
            <chart:title svg:x="7.072cm" svg:y="6.738cm" chart:style-name="ch7">
              <text:p>Number of patterns</text:p>
            </chart:title>
            <chart:categories table:cell-range-address="pivot_msg_per_sec.A6:pivot_msg_per_sec.A10"/>
          </chart:axis>
          <chart:axis chart:dimension="y" chart:name="primary-y" chart:style-name="ch8">
            <chart:title svg:x="0.451cm" svg:y="6.297cm" chart:style-name="ch9">
              <text:p>Parsed messages/second</text:p>
            </chart:title>
            <chart:grid chart:style-name="ch10" chart:class="major"/>
          </chart:axis>
          <chart:series chart:style-name="ch11" chart:values-cell-range-address="pivot_msg_per_sec.B6:pivot_msg_per_sec.B10" chart:label-cell-address="pivot_msg_per_sec.B5:pivot_msg_per_sec.B5" chart:class="chart:line">
            <chart:data-point chart:repeated="5"/>
          </chart:series>
          <chart:series chart:style-name="ch12" chart:values-cell-range-address="pivot_msg_per_sec.C6:pivot_msg_per_sec.C10" chart:label-cell-address="pivot_msg_per_sec.C5:pivot_msg_per_sec.C5" chart:class="chart:line">
            <chart:data-point chart:repeated="5"/>
          </chart:series>
          <chart:series chart:style-name="ch13" chart:values-cell-range-address="pivot_msg_per_sec.D6:pivot_msg_per_sec.D10" chart:label-cell-address="pivot_msg_per_sec.D5:pivot_msg_per_sec.D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ffixArrayMatcherSuite</text:p>
                <draw:g>
                  <svg:desc>pivot_msg_per_sec.B5:pivot_msg_per_sec.B5</svg:desc>
                </draw:g>
              </table:table-cell>
              <table:table-cell office:value-type="string">
                <text:p>TrieMatcherSuite</text:p>
                <draw:g>
                  <svg:desc>pivot_msg_per_sec.C5:pivot_msg_per_sec.C5</svg:desc>
                </draw:g>
              </table:table-cell>
              <table:table-cell office:value-type="string">
                <text:p>TrieMatcherSuiteWithRegexParsers</text:p>
                <draw:g>
                  <svg:desc>pivot_msg_per_sec.D5:pivot_msg_per_sec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ivot_msg_per_sec.A6:pivot_msg_per_sec.A10</svg:desc>
                </draw:g>
              </table:table-cell>
              <table:table-cell office:value-type="float" office:value="1121076.23318386">
                <text:p>1121076.23318386</text:p>
                <draw:g>
                  <svg:desc>pivot_msg_per_sec.B6:pivot_msg_per_sec.B10</svg:desc>
                </draw:g>
              </table:table-cell>
              <table:table-cell office:value-type="float" office:value="1149425.28735632">
                <text:p>1149425.28735632</text:p>
                <draw:g>
                  <svg:desc>pivot_msg_per_sec.C6:pivot_msg_per_sec.C10</svg:desc>
                </draw:g>
              </table:table-cell>
              <table:table-cell office:value-type="float" office:value="1149425.28735632">
                <text:p>1149425.28735632</text:p>
                <draw:g>
                  <svg:desc>pivot_msg_per_sec.D6:pivot_msg_per_sec.D1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14827.20178372">
                <text:p>1114827.20178372</text:p>
              </table:table-cell>
              <table:table-cell office:value-type="float" office:value="1092896.17486339">
                <text:p>1092896.17486339</text:p>
              </table:table-cell>
              <table:table-cell office:value-type="float" office:value="1092896.17486339">
                <text:p>1092896.174863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07419.71207087">
                <text:p>1107419.71207087</text:p>
              </table:table-cell>
              <table:table-cell office:value-type="float" office:value="1082251.08225108">
                <text:p>1082251.08225108</text:p>
              </table:table-cell>
              <table:table-cell office:value-type="float" office:value="1081081.08108108">
                <text:p>1081081.081081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95290.25191676">
                <text:p>1095290.25191676</text:p>
              </table:table-cell>
              <table:table-cell office:value-type="float" office:value="1077586.20689655">
                <text:p>1077586.20689655</text:p>
              </table:table-cell>
              <table:table-cell office:value-type="float" office:value="1089324.61873638">
                <text:p>1089324.6187363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95290.25191676">
                <text:p>1095290.25191676</text:p>
              </table:table-cell>
              <table:table-cell office:value-type="float" office:value="1094091.90371991">
                <text:p>1094091.90371991</text:p>
              </table:table-cell>
              <table:table-cell office:value-type="float" office:value="1089324.61873638">
                <text:p>1089324.618736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